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69a2e" loext:opacity="100%"/>
    </style:style>
    <style:style style:name="P2" style:family="paragraph" style:parent-style-name="Standard">
      <style:text-properties fo:color="#069a2e" loext:opacity="100%" officeooo:rsid="001a5f05" officeooo:paragraph-rsid="001a5f05"/>
    </style:style>
    <style:style style:name="P3" style:family="paragraph" style:parent-style-name="Standard">
      <style:text-properties fo:color="#069a2e" loext:opacity="100%" officeooo:rsid="001b9252" officeooo:paragraph-rsid="001b9252"/>
    </style:style>
    <style:style style:name="P4" style:family="paragraph" style:parent-style-name="Standard">
      <style:text-properties officeooo:rsid="001a5f05" officeooo:paragraph-rsid="001a5f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mework 2</text:p>
      <text:p text:style-name="Standard">Homework Maths 2</text:p>
      <text:p text:style-name="Standard">1. Modular arithmetic - you just need to find examples, you don't need to prove anything.</text:p>
      <text:p text:style-name="Standard">a) Is it true that all odd squares are ≡ 1 (mod 8) ?</text:p>
      <text:p text:style-name="P2">((n+1)**2) =n**2+2n+1</text:p>
      <text:p text:style-name="P2">seems so</text:p>
      <text:p text:style-name="P1"/>
      <text:p text:style-name="Standard">b) what about even squares (mod 8) ?</text:p>
      <text:p text:style-name="P2">4 or 0. </text:p>
      <text:p text:style-name="P3"/>
      <text:p text:style-name="Standard"/>
      <text:p text:style-name="Standard">2. What do you understand by</text:p>
      <text:p text:style-name="Standard"/>
      <text:p text:style-name="Standard">a) O(n) </text:p>
      <text:p text:style-name="P2">time is proportional to n</text:p>
      <text:p text:style-name="Standard">b) O(1)</text:p>
      <text:p text:style-name="P2">time is always inmediately. constant</text:p>
      <text:p text:style-name="Standard">c) O(log n)</text:p>
      <text:p text:style-name="P2">time is proportional to log of n</text:p>
      <text:p text:style-name="P4"/>
      <text:p text:style-name="Standard">For a proof size, which of these would you want ?</text:p>
      <text:p text:style-name="P2">O(1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5:42:47.136253625</meta:creation-date>
    <dc:date>2024-02-24T18:00:22.456650242</dc:date>
    <meta:editing-duration>P2DT22H22M24S</meta:editing-duration>
    <meta:editing-cycles>1</meta:editing-cycles>
    <meta:document-statistic meta:table-count="0" meta:image-count="0" meta:object-count="0" meta:page-count="1" meta:paragraph-count="17" meta:word-count="92" meta:character-count="440" meta:non-whitespace-character-count="363"/>
    <meta:generator>LibreOffice/7.3.7.2$Linux_X86_64 LibreOffice_project/30$Build-2</meta:generator>
  </office:meta>
</office:document-meta>
</file>